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81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52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.65pt"/>
    </style:style>
    <style:style style:name="co6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aa61a"/>
    </style:style>
    <style:style style:name="ce4" style:family="table-cell" style:parent-style-name="Default">
      <style:table-cell-properties fo:background-color="#89c765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89c765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Default"/>
        <table:table-column table:style-name="co5" table:number-columns-repeated="5" table:default-cell-style-name="ce1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Real Pick being replicated</text:p>
          </table:table-cell>
          <table:table-cell table:style-name="ce12" office:value-type="string" calcext:value-type="string" table:number-columns-spanned="5" table:number-rows-spanned="1">
            <text:p>Attempt at each position</text:p>
          </table:table-cell>
          <table:covered-table-cell table:number-columns-repeated="3" table:style-name="ce15"/>
          <table:covered-table-cell table:style-name="ce17"/>
          <table:table-cell/>
          <table:table-cell table:style-name="ce12" office:value-type="string" calcext:value-type="string" table:number-columns-spanned="6" table:number-rows-spanned="1">
            <text:p>Attempt at each position</text:p>
          </table:table-cell>
          <table:covered-table-cell table:number-columns-repeated="3" table:style-name="ce15"/>
          <table:covered-table-cell table:style-name="ce17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66" calcext:value-type="float">
            <text:p>66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67" calcext:value-type="float">
            <text:p>67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float" office:value="41" calcext:value-type="float">
            <text:p>41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float" office:value="39" calcext:value-type="float">
            <text:p>39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37" calcext:value-type="float">
            <text:p>37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float" office:value="52" calcext:value-type="float">
            <text:p>52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42" calcext:value-type="float">
            <text:p>42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56" calcext:value-type="float">
            <text:p>56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2"/>
          <table:table-cell table:number-columns-repeated="2" office:value-type="string" calcext:value-type="string">
            <text:p>cool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55" calcext:value-type="float">
            <text:p>55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4"/>
          <table:table-cell table:style-name="ce4" table:number-columns-repeated="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float" office:value="54" calcext:value-type="float">
            <text:p>54</text:p>
          </table:table-cell>
          <table:table-cell table:style-name="ce13" office:value-type="string" calcext:value-type="string">
            <text:p>s/drop</text:p>
          </table:table-cell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float" office:value="48" calcext:value-type="float">
            <text:p>48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float" office:value="74" calcext:value-type="float">
            <text:p>74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float" office:value="61" calcext:value-type="float">
            <text:p>61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float" office:value="65" calcext:value-type="float">
            <text:p>65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float" office:value="72" calcext:value-type="float">
            <text:p>72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/>
          <table:table-cell office:value-type="string" calcext:value-type="string">
            <text:p>cool but</text:p>
          </table:table-cell>
          <table:table-cell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float" office:value="38" calcext:value-type="float">
            <text:p>38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2"/>
          <table:table-cell office:value-type="string" calcext:value-type="string">
            <text:p>screen/check</text:p>
          </table:table-cell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7" office:value-type="float" office:value="64" calcext:value-type="float">
            <text:p>64</text:p>
          </table:table-cell>
          <table:table-cell table:style-name="ce13" office:value-type="string" calcext:value-type="string">
            <text:p>not valid</text:p>
          </table:table-cell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 office:value-type="float" office:value="71" calcext:value-type="float">
            <text:p>71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/>
          <table:table-cell office:value-type="string" calcext:value-type="string">
            <text:p>screen/check</text:p>
          </table:table-cell>
          <table:table-cell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float" office:value="7" calcext:value-type="float">
            <text:p>7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7" office:value-type="float" office:value="9" calcext:value-type="float">
            <text:p>9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office:value-type="string" calcext:value-type="string">
            <text:p>screen/check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7" office:value-type="float" office:value="77" calcext:value-type="float">
            <text:p>77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Default"/>
          <table:table-cell table:style-name="ce4" table:number-columns-repeated="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2" office:value-type="string" calcext:value-type="string">
            <text:p>cool check screen</text:p>
          </table:table-cell>
          <table:table-cell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7" office:value-type="float" office:value="26" calcext:value-type="float">
            <text:p>26</text:p>
          </table:table-cell>
          <table:table-cell table:style-name="ce13"/>
          <table:table-cell table:number-columns-repeated="3"/>
          <table:table-cell table:style-name="ce18" office:value-type="string" calcext:value-type="string">
            <text:p>not valid</text:p>
          </table:table-cell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7" office:value-type="float" office:value="27" calcext:value-type="float">
            <text:p>27</text:p>
          </table:table-cell>
          <table:table-cell table:style-name="ce13"/>
          <table:table-cell table:number-columns-repeated="3"/>
          <table:table-cell table:style-name="ce18" office:value-type="string" calcext:value-type="string">
            <text:p>not valid</text:p>
          </table:table-cell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7" office:value-type="float" office:value="28" calcext:value-type="float">
            <text:p>28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2"/>
          <table:table-cell office:value-type="string" calcext:value-type="string">
            <text:p>coool!</text:p>
          </table:table-cell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7" office:value-type="float" office:value="29" calcext:value-type="float">
            <text:p>29</text:p>
          </table:table-cell>
          <table:table-cell table:style-name="ce13" office:value-type="string" calcext:value-type="string">
            <text:p>not valid</text:p>
          </table:table-cell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7" office:value-type="float" office:value="25" calcext:value-type="float">
            <text:p>25</text:p>
          </table:table-cell>
          <table:table-cell table:style-name="ce13"/>
          <table:table-cell office:value-type="string" calcext:value-type="string">
            <text:p>not valid</text:p>
          </table:table-cell>
          <table:table-cell table:number-columns-repeated="2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 office:value-type="float" office:value="68" calcext:value-type="float">
            <text:p>68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7" office:value-type="float" office:value="69" calcext:value-type="float">
            <text:p>69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 office:value-type="float" office:value="70" calcext:value-type="float">
            <text:p>70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7" office:value-type="float" office:value="34" calcext:value-type="float">
            <text:p>34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4" table:number-columns-repeated="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7" office:value-type="float" office:value="35" calcext:value-type="float">
            <text:p>35</text:p>
          </table:table-cell>
          <table:table-cell table:style-name="ce13" office:value-type="string" calcext:value-type="string">
            <text:p>not valid</text:p>
          </table:table-cell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7" office:value-type="float" office:value="76" calcext:value-type="float">
            <text:p>76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7" office:value-type="float" office:value="6" calcext:value-type="float">
            <text:p>6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7" office:value-type="float" office:value="2" calcext:value-type="float">
            <text:p>2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7" office:value-type="float" office:value="4" calcext:value-type="float">
            <text:p>4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7" office:value-type="float" office:value="3" calcext:value-type="float">
            <text:p>3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7" office:value-type="float" office:value="5" calcext:value-type="float">
            <text:p>5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13"/>
          <table:table-cell table:number-columns-repeated="2" office:value-type="string" calcext:value-type="string">
            <text:p>not valid</text:p>
          </table:table-cell>
          <table:table-cell/>
          <table:table-cell table:style-name="ce18"/>
          <table:table-cell table:style-name="ce4"/>
          <table:table-cell table:style-name="ce13"/>
          <table:table-cell office:value-type="string" calcext:value-type="string">
            <text:p>not valid</text:p>
          </table:table-cell>
          <table:table-cell table:number-columns-repeated="2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7" office:value-type="float" office:value="49" calcext:value-type="float">
            <text:p>49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 office:value-type="string" calcext:value-type="string">
            <text:p>not valid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7" office:value-type="float" office:value="50" calcext:value-type="float">
            <text:p>50</text:p>
          </table:table-cell>
          <table:table-cell table:style-name="ce13"/>
          <table:table-cell/>
          <table:table-cell office:value-type="string" calcext:value-type="string">
            <text:p>not valid</text:p>
          </table:table-cell>
          <table:table-cell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8" office:value-type="float" office:value="23" calcext:value-type="float">
            <text:p>23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5" table:number-columns-repeated="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8" office:value-type="float" office:value="24" calcext:value-type="float">
            <text:p>24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5" table:number-columns-repeated="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7" office:value-type="float" office:value="32" calcext:value-type="float">
            <text:p>32</text:p>
          </table:table-cell>
          <table:table-cell table:style-name="ce13" office:value-type="string" calcext:value-type="string">
            <text:p>not valid</text:p>
          </table:table-cell>
          <table:table-cell table:number-columns-repeated="2"/>
          <table:table-cell office:value-type="string" calcext:value-type="string">
            <text:p>not valid</text:p>
          </table:table-cell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8" office:value-type="float" office:value="33" calcext:value-type="float">
            <text:p>33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5" table:number-columns-repeated="3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8" office:value-type="float" office:value="22" calcext:value-type="float">
            <text:p>22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5" table:number-columns-repeated="3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8" office:value-type="float" office:value="21" calcext:value-type="float">
            <text:p>21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 table:style-name="ce5" table:number-columns-repeated="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7" office:value-type="float" office:value="73" calcext:value-type="float">
            <text:p>73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7" office:value-type="float" office:value="44" calcext:value-type="float">
            <text:p>44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5"/>
          <table:table-cell table:number-columns-repeated="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7" office:value-type="float" office:value="45" calcext:value-type="float">
            <text:p>45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7" office:value-type="float" office:value="75" calcext:value-type="float">
            <text:p>75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string" calcext:value-type="string">
            <text:p>not valid</text:p>
          </table:table-cell>
          <table:table-cell table:number-columns-repeated="2"/>
          <table:table-cell office:value-type="string" calcext:value-type="string">
            <text:p>not valid</text:p>
          </table:table-cell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8" office:value-type="float" office:value="19" calcext:value-type="float">
            <text:p>19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number-columns-repeated="5" table:style-name="ce13" office:value-type="string" calcext:value-type="string">
            <text:p>not valid</text:p>
          </table:table-cell>
          <table:table-cell table:style-name="ce5" table:number-columns-repeated="3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7" office:value-type="float" office:value="18" calcext:value-type="float">
            <text:p>18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7" office:value-type="float" office:value="31" calcext:value-type="float">
            <text:p>31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7" office:value-type="float" office:value="17" calcext:value-type="float">
            <text:p>17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7" office:value-type="float" office:value="58" calcext:value-type="float">
            <text:p>58</text:p>
          </table:table-cell>
          <table:table-cell table:style-name="ce13"/>
          <table:table-cell table:number-columns-repeated="3"/>
          <table:table-cell table:style-name="ce18" office:value-type="string" calcext:value-type="string">
            <text:p>not valid</text:p>
          </table:table-cell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7" office:value-type="float" office:value="57" calcext:value-type="float">
            <text:p>57</text:p>
          </table:table-cell>
          <table:table-cell table:style-name="ce13"/>
          <table:table-cell/>
          <table:table-cell office:value-type="string" calcext:value-type="string">
            <text:p>not valid</text:p>
          </table:table-cell>
          <table:table-cell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7" office:value-type="float" office:value="59" calcext:value-type="float">
            <text:p>59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7" office:value-type="float" office:value="47" calcext:value-type="float">
            <text:p>47</text:p>
          </table:table-cell>
          <table:table-cell table:style-name="ce13"/>
          <table:table-cell table:number-columns-repeated="3"/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7" office:value-type="float" office:value="46" calcext:value-type="float">
            <text:p>46</text:p>
          </table:table-cell>
          <table:table-cell table:style-name="ce13"/>
          <table:table-cell table:number-columns-repeated="2"/>
          <table:table-cell office:value-type="string" calcext:value-type="string">
            <text:p>not valid</text:p>
          </table:table-cell>
          <table:table-cell table:style-name="ce18"/>
          <table:table-cell table:style-name="ce4"/>
          <table:table-cell table:style-name="ce13"/>
          <table:table-cell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7" office:value-type="float" office:value="62" calcext:value-type="float">
            <text:p>62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/>
          <table:table-cell table:style-name="ce5" table:number-columns-repeated="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7" office:value-type="float" office:value="63" calcext:value-type="float">
            <text:p>63</text:p>
          </table:table-cell>
          <table:table-cell table:style-name="ce13"/>
          <table:table-cell table:number-columns-repeated="3"/>
          <table:table-cell table:style-name="ce18"/>
          <table:table-cell table:style-name="ce5"/>
          <table:table-cell table:style-name="ce13"/>
          <table:table-cell table:number-columns-repeated="3"/>
          <table:table-cell table:style-name="ce18"/>
          <table:table-cell/>
          <table:table-cell table:style-name="ce5" table:number-columns-repeated="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7" office:value-type="float" office:value="53" calcext:value-type="float">
            <text:p>53</text:p>
          </table:table-cell>
          <table:table-cell table:style-name="ce14"/>
          <table:table-cell table:style-name="ce16"/>
          <table:table-cell table:style-name="ce16" office:value-type="string" calcext:value-type="string">
            <text:p>not valid</text:p>
          </table:table-cell>
          <table:table-cell table:style-name="ce16"/>
          <table:table-cell table:style-name="ce19"/>
          <table:table-cell table:style-name="ce4"/>
          <table:table-cell table:style-name="ce14"/>
          <table:table-cell table:style-name="ce16" table:number-columns-repeated="3"/>
          <table:table-cell table:style-name="ce19"/>
          <table:table-cell table:style-name="ce4"/>
          <table:table-cell table:number-columns-repeated="2"/>
        </table:table-row>
        <table:table-row table:style-name="ro1" table:number-rows-repeated="104849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3:51:05.285534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13:01:03.629628590</meta:creation-date>
    <dc:date>2022-01-19T16:51:57.897513404</dc:date>
    <meta:editing-duration>P2DT15H34M9S</meta:editing-duration>
    <meta:editing-cycles>109</meta:editing-cycles>
    <meta:generator>LibreOffice/6.0.7.3$Linux_X86_64 LibreOffice_project/00m0$Build-3</meta:generator>
    <meta:document-statistic meta:table-count="2" meta:cell-count="282" meta:object-count="0"/>
  </office:meta>
</office:document-meta>
</file>